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_20__28_var_29_" svg:stroke-width="0.2cm" draw:marker-start-width="0.6cm" draw:marker-end-width="0.6cm" draw:fill="solid" draw:fill-color="#cccccc" draw:fill-gradient-name="Gradient_20_1" draw:fill-hatch-name="Black_20_0_20_Degrees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fill-gradient-name="Gradient_20_1" draw:fill-hatch-name="Black_20_0_20_Degrees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2cm" fo:min-width="0.46cm"/>
    </style:style>
    <style:style style:name="gr5" style:family="graphic" style:parent-style-name="standard">
      <style:graphic-properties draw:fill="solid" draw:fill-color="#ffcc99" draw:fill-gradient-name="Gradient_20_1" draw:fill-hatch-name="Black_20_0_20_Degrees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0.4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1.0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1.01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4" style:family="paragraph">
      <style:paragraph-properties fo:margin-left="0cm" fo:margin-right="0cm" fo:text-indent="0cm"/>
      <style:text-properties fo:font-size="12pt" fo:font-weight="bold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color="#ff0000" fo:font-size="10pt" fo:font-weight="bold"/>
    </style:style>
    <style:style style:name="P7" style:family="paragraph"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color="#ff0000" fo:font-size="1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g>
            <draw:custom-shape draw:style-name="gr1" draw:text-style-name="P1" draw:layer="layout" svg:width="13.76cm" svg:height="13.76cm" draw:transform="rotate (1.5707963267946) translate (4.52cm 22.76cm)">
              <text:p text:style-name="P5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8cm" svg:height="0.64cm" svg:x="4.2cm" svg:y="11.74cm">
              <text:p text:style-name="P5"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" draw:text-style-name="P2" draw:layer="layout" svg:width="1.28cm" svg:height="0.64cm" svg:x="6.58cm" svg:y="11.74cm">
              <text:p text:style-name="P5"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" draw:text-style-name="P2" draw:layer="layout" svg:width="1.28cm" svg:height="0.64cm" svg:x="4.2cm" svg:y="14.24cm">
              <text:p text:style-name="P5"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" draw:text-style-name="P2" draw:layer="layout" svg:width="1.28cm" svg:height="0.64cm" svg:x="6.58cm" svg:y="14.24cm">
              <text:p text:style-name="P5"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" draw:text-style-name="P2" draw:layer="layout" svg:width="1.28cm" svg:height="0.64cm" svg:x="4.2cm" svg:y="16.74cm">
              <text:p text:style-name="P5"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" draw:text-style-name="P2" draw:layer="layout" svg:width="1.28cm" svg:height="0.64cm" svg:x="6.58cm" svg:y="16.74cm">
              <text:p text:style-name="P5"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" draw:text-style-name="P1" draw:layer="layout" svg:width="10.06cm" svg:height="0.808cm" draw:transform="rotate (1.5707963267946) translate (5.632cm 20.98cm)">
              <text:p text:style-name="P5"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3" draw:layer="layout" svg:width="2.297cm" svg:height="0.692cm" draw:transform="rotate (1.5707963267946) translate (5.72cm 17.128cm)">
              <draw:text-box>
                <text:p text:style-name="P3">Register 1a</text:p>
              </draw:text-box>
            </draw:frame>
            <draw:custom-shape draw:style-name="gr2" draw:text-style-name="P2" draw:layer="layout" svg:width="1.28cm" svg:height="0.64cm" svg:x="4.2cm" svg:y="19.24cm">
              <text:p text:style-name="P5"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" draw:text-style-name="P2" draw:layer="layout" svg:width="1.28cm" svg:height="0.64cm" svg:x="6.58cm" svg:y="19.24cm">
              <text:p text:style-name="P5"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5" draw:text-style-name="P1" draw:layer="layout" svg:width="10.06cm" svg:height="7.04cm" draw:transform="rotate (1.5707963267946) translate (8.04cm 20.98cm)">
              <text:p text:style-name="P5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10.06cm" svg:height="0.808cm" draw:transform="rotate (1.5707963267946) translate (16.732cm 20.98cm)">
              <text:p text:style-name="P5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8cm" svg:height="0.64cm" svg:x="15.26cm" svg:y="11.74cm">
              <text:p text:style-name="P5"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" draw:text-style-name="P2" draw:layer="layout" svg:width="1.28cm" svg:height="0.64cm" svg:x="15.26cm" svg:y="14.24cm">
              <text:p text:style-name="P5"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" draw:text-style-name="P2" draw:layer="layout" svg:width="1.28cm" svg:height="0.64cm" svg:x="15.26cm" svg:y="16.74cm">
              <text:p text:style-name="P5"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" draw:text-style-name="P2" draw:layer="layout" svg:width="1.28cm" svg:height="0.64cm" svg:x="15.26cm" svg:y="19.24cm">
              <text:p text:style-name="P5"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" draw:text-style-name="P2" draw:layer="layout" svg:width="1.28cm" svg:height="0.64cm" svg:x="17.66cm" svg:y="11.74cm">
              <text:p text:style-name="P5"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" draw:text-style-name="P2" draw:layer="layout" svg:width="1.28cm" svg:height="0.64cm" svg:x="17.66cm" svg:y="14.24cm">
              <text:p text:style-name="P5"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" draw:text-style-name="P2" draw:layer="layout" svg:width="1.28cm" svg:height="0.64cm" svg:x="17.66cm" svg:y="16.74cm">
              <text:p text:style-name="P5"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" draw:text-style-name="P2" draw:layer="layout" svg:width="1.28cm" svg:height="0.64cm" svg:x="17.66cm" svg:y="19.24cm">
              <text:p text:style-name="P5"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4" draw:text-style-name="P3" draw:layer="layout" svg:width="2.297cm" svg:height="0.692cm" draw:transform="rotate (1.5707963267946) translate (16.74cm 17cm)">
              <draw:text-box>
                <text:p text:style-name="P3">Register 1b</text:p>
              </draw:text-box>
            </draw:frame>
            <draw:custom-shape draw:style-name="gr3" draw:text-style-name="P1" draw:layer="layout" svg:width="3.2cm" svg:height="0.808cm" draw:transform="rotate (1.5707963267946) translate (10.019cm 16.27cm)">
              <text:p text:style-name="P5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3.2cm" svg:height="0.808cm" draw:transform="rotate (1.5707963267946) translate (12.352cm 18.18cm)">
              <text:p text:style-name="P5"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3" draw:layer="layout" svg:width="2.102cm" svg:height="0.692cm" draw:transform="rotate (1.5707963267946) translate (10.06cm 15.72cm)">
              <draw:text-box>
                <text:p text:style-name="P3">Register 2</text:p>
              </draw:text-box>
            </draw:frame>
            <draw:frame draw:style-name="gr4" draw:text-style-name="P3" draw:layer="layout" svg:width="2.102cm" svg:height="0.692cm" draw:transform="rotate (1.5707963267946) translate (12.46cm 17.768cm)">
              <draw:text-box>
                <text:p text:style-name="P3">Register n</text:p>
              </draw:text-box>
            </draw:frame>
            <draw:line draw:style-name="gr6" draw:text-style-name="P2" draw:layer="layout" svg:x1="6.12cm" svg:y1="10.92cm" svg:x2="6.12cm" svg:y2="9.64cm">
              <text:p text:style-name="P5"/>
            </draw:line>
            <draw:line draw:style-name="gr6" draw:text-style-name="P2" draw:layer="layout" svg:x1="6.12cm" svg:y1="9.64cm" svg:x2="17.1cm" svg:y2="9.64cm">
              <text:p text:style-name="P5"/>
            </draw:line>
            <draw:line draw:style-name="gr7" draw:text-style-name="P2" draw:layer="layout" svg:x1="17.1cm" svg:y1="9.64cm" svg:x2="17.1cm" svg:y2="10.92cm">
              <text:p text:style-name="P5"/>
            </draw:line>
            <draw:frame draw:style-name="gr8" draw:text-style-name="P4" draw:layer="layout" svg:width="0.925cm" svg:height="0.784cm" svg:x="4.591cm" svg:y="9.22cm">
              <draw:text-box>
                <text:p text:style-name="P4"><text:span text:style-name="T1">IC</text:span></text:p>
              </draw:text-box>
            </draw:frame>
            <draw:frame draw:style-name="gr9" draw:text-style-name="P4" draw:layer="layout" svg:width="1.539cm" svg:height="0.784cm" svg:x="2.7cm" svg:y="19.16cm">
              <draw:text-box>
                <text:p text:style-name="P4"><text:span text:style-name="T1">Pin n</text:span></text:p>
              </draw:text-box>
            </draw:frame>
            <draw:frame draw:style-name="gr10" draw:text-style-name="P4" draw:layer="layout" svg:width="1.518cm" svg:height="0.784cm" svg:x="18.9cm" svg:y="19.16cm">
              <draw:text-box>
                <text:p text:style-name="P4"><text:span text:style-name="T1">Pin 1</text:span></text:p>
              </draw:text-box>
            </draw:frame>
            <draw:frame draw:style-name="gr11" draw:text-style-name="P6" draw:layer="layout" svg:width="0.968cm" svg:height="0.696cm" svg:x="7.94cm" svg:y="9.1cm">
              <draw:text-box>
                <text:p text:style-name="P5"><text:span text:style-name="T2">SP</text:span></text:p>
              </draw:text-box>
            </draw:frame>
            <draw:frame draw:style-name="gr11" draw:text-style-name="P6" draw:layer="layout" svg:width="0.968cm" svg:height="0.696cm" svg:x="5.14cm" svg:y="21.8cm">
              <draw:text-box>
                <text:p text:style-name="P5"><text:span text:style-name="T2">SP</text:span></text:p>
              </draw:text-box>
            </draw:frame>
            <draw:frame draw:style-name="gr11" draw:text-style-name="P6" draw:layer="layout" svg:width="0.968cm" svg:height="0.696cm" svg:x="16.24cm" svg:y="21.8cm">
              <draw:text-box>
                <text:p text:style-name="P5"><text:span text:style-name="T2">SP</text:span></text:p>
              </draw:text-box>
            </draw:frame>
            <draw:line draw:style-name="gr7" draw:text-style-name="P7" draw:layer="layout" svg:x1="10.4cm" svg:y1="17.22cm" svg:x2="10.4cm" svg:y2="16.26cm">
              <text:p text:style-name="P5"/>
            </draw:line>
            <draw:line draw:style-name="gr7" draw:text-style-name="P7" draw:layer="layout" svg:x1="12.8cm" svg:y1="19.22cm" svg:x2="12.8cm" svg:y2="18.26cm">
              <text:p text:style-name="P5"/>
            </draw:line>
            <draw:line draw:style-name="gr7" draw:text-style-name="P7" draw:layer="layout" svg:x1="12.8cm" svg:y1="14.92cm" svg:x2="12.8cm" svg:y2="13.96cm">
              <text:p text:style-name="P5"/>
            </draw:line>
            <draw:line draw:style-name="gr7" draw:text-style-name="P7" draw:layer="layout" svg:x1="10.4cm" svg:y1="13.02cm" svg:x2="10.4cm" svg:y2="12.06cm">
              <text:p text:style-name="P5"/>
            </draw:line>
            <draw:frame draw:style-name="gr11" draw:text-style-name="P6" draw:layer="layout" svg:width="0.968cm" svg:height="0.696cm" svg:x="11.94cm" svg:y="18.8cm">
              <draw:text-box>
                <text:p text:style-name="P5"><text:span text:style-name="T2">SP</text:span></text:p>
              </draw:text-box>
            </draw:frame>
            <draw:frame draw:style-name="gr11" draw:text-style-name="P6" draw:layer="layout" svg:width="0.968cm" svg:height="0.696cm" svg:x="9.54cm" svg:y="16.7cm">
              <draw:text-box>
                <text:p text:style-name="P5"><text:span text:style-name="T2">SP</text:span></text:p>
              </draw:text-box>
            </draw:frame>
            <draw:frame draw:style-name="gr11" draw:text-style-name="P6" draw:layer="layout" svg:width="0.968cm" svg:height="0.696cm" svg:x="11.94cm" svg:y="14.3cm">
              <draw:text-box>
                <text:p text:style-name="P5"><text:span text:style-name="T2">SP</text:span></text:p>
              </draw:text-box>
            </draw:frame>
            <draw:frame draw:style-name="gr11" draw:text-style-name="P6" draw:layer="layout" svg:width="0.968cm" svg:height="0.696cm" svg:x="9.54cm" svg:y="12.4cm">
              <draw:text-box>
                <text:p text:style-name="P5"><text:span text:style-name="T2">SP</text:span></text:p>
              </draw:text-box>
            </draw:frame>
            <draw:line draw:style-name="gr7" draw:text-style-name="P7" draw:layer="layout" svg:x1="6cm" svg:y1="22.02cm" svg:x2="6cm" svg:y2="21.06cm">
              <text:p text:style-name="P5"/>
            </draw:line>
            <draw:line draw:style-name="gr7" draw:text-style-name="P7" draw:layer="layout" svg:x1="17.1cm" svg:y1="21.06cm" svg:x2="17.1cm" svg:y2="22.02cm">
              <text:p text:style-name="P5"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io Blunk</meta:initial-creator>
    <meta:creation-date>2008-08-26T14:15:55</meta:creation-date>
    <dc:creator>Mario Blunk</dc:creator>
    <dc:date>2008-09-09T11:59:57</dc:date>
    <dc:language>de-DE</dc:language>
    <meta:editing-cycles>19</meta:editing-cycles>
    <meta:editing-duration>PT2H10M3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